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pen Sans Condensed" fo:font-size="250pt" style:font-size-asian="250pt" style:font-size-complex="250pt"/>
    </style:style>
    <style:style style:name="T1" style:family="text">
      <style:text-properties fo:color="#ffffff" style:font-name="Open Sans Condensed" fo:font-size="250pt" style:font-size-asian="250pt" style:font-size-complex="2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12:58.617000000</dc:date>
    <dc:creator>Georg Hackenberg</dc:creator>
    <meta:editing-duration>PT42S</meta:editing-duration>
    <meta:editing-cycles>7</meta:editing-cycles>
    <meta:generator>LibreOffice/4.1.4.2$Windows_x86 LibreOffice_project/0a0440ccc0227ad9829de5f46be37cfb6edcf72</meta:generator>
    <meta:document-statistic meta:object-count="1"/>
  </office:meta>
</office:document-meta>
</file>